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0.0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6-10-10" calcext:value-type="date">
            <text:p>Monday, 2016-10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1" calcext:value-type="date">
            <text:p>Tuesday, 2016-10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2" calcext:value-type="date">
            <text:p>Wednesday, 2016-10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3" calcext:value-type="date">
            <text:p>Thursday, 2016-10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4" calcext:value-type="date">
            <text:p>Friday, 2016-10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5" calcext:value-type="date">
            <text:p>Saturday, 2016-10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6" calcext:value-type="date">
            <text:p>Sunday, 2016-10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7" calcext:value-type="date">
            <text:p>Monday, 2016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8" calcext:value-type="date">
            <text:p>Tuesday, 2016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9" calcext:value-type="date">
            <text:p>Wednesday, 2016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0" calcext:value-type="date">
            <text:p>Thursday, 2016-10-20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0-21" calcext:value-type="date">
            <text:p>Friday, 2016-10-2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0-22" calcext:value-type="date">
            <text:p>Saturday, 2016-10-2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0-23" calcext:value-type="date">
            <text:p>Sunday, 2016-10-23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0-24" calcext:value-type="date">
            <text:p>Monday, 2016-10-24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0-25" calcext:value-type="date">
            <text:p>Tuesday, 2016-10-25</text:p>
          </table:table-cell>
          <table:table-cell table:number-columns-repeated="3" table:style-name="ce6" office:value-type="time" office:time-value="PT01H30M00S" calcext:value-type="time">
            <text:p>01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0-26" calcext:value-type="date">
            <text:p>Wednesday, 2016-10-26</text:p>
          </table:table-cell>
          <table:table-cell table:style-name="ce6"/>
          <table:table-cell table:style-name="ce6" office:value-type="time" office:time-value="PT00H40M00S" calcext:value-type="time">
            <text:p>00:4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0-27" calcext:value-type="date">
            <text:p>Thursday, 2016-10-2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0-28" calcext:value-type="date">
            <text:p>Friday, 2016-10-28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0-29" calcext:value-type="date">
            <text:p>Saturday, 2016-10-29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0-30" calcext:value-type="date">
            <text:p>Sunday, 2016-10-30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0-31" calcext:value-type="date">
            <text:p>Monday, 2016-10-3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1-01" calcext:value-type="date">
            <text:p>Tuesday, 2016-11-0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1-02" calcext:value-type="date">
            <text:p>Wednesday, 2016-11-0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1-03" calcext:value-type="date">
            <text:p>Thursday, 2016-11-03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1-04" calcext:value-type="date">
            <text:p>Friday, 2016-11-04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1-05" calcext:value-type="date">
            <text:p>Saturday, 2016-11-05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1-06" calcext:value-type="date">
            <text:p>Sunday, 2016-11-06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2">
          <table:table-cell office:value-type="date" office:date-value="2016-11-07" calcext:value-type="date">
            <text:p>Monday, 2016-11-0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1-08" calcext:value-type="date">
            <text:p>Tuesday, 2016-11-08</text:p>
          </table:table-cell>
          <table:table-cell table:style-name="ce6" table:number-columns-repeated="2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1-09" calcext:value-type="date">
            <text:p>Wednesday, 2016-11-09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1-10" calcext:value-type="date">
            <text:p>Thursday, 2016-11-1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30M00S" calcext:value-type="time">
            <text:p>05:30</text:p>
          </table:table-cell>
          <table:table-cell table:style-name="ce6" office:value-type="time" office:time-value="PT02H30M00S" calcext:value-type="time">
            <text:p>02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1-11" calcext:value-type="date">
            <text:p>Friday, 2016-11-11</text:p>
          </table:table-cell>
          <table:table-cell table:style-name="ce6" office:value-type="time" office:time-value="PT01H30M00S" calcext:value-type="time">
            <text:p>01:30</text:p>
          </table:table-cell>
          <table:table-cell table:style-name="ce6" table:number-columns-repeated="2"/>
          <table:table-cell office:value-type="string" calcext:value-type="string">
            <text:p>Planung</text:p>
          </table:table-cell>
          <table:table-cell/>
        </table:table-row>
        <table:table-row table:style-name="ro2">
          <table:table-cell office:value-type="date" office:date-value="2016-11-12" calcext:value-type="date">
            <text:p>Saturday, 2016-11-12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13" calcext:value-type="date">
            <text:p>Sunday, 2016-11-13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14" calcext:value-type="date">
            <text:p>Monday, 2016-11-14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15" calcext:value-type="date">
            <text:p>Tuesday, 2016-11-15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16" calcext:value-type="date">
            <text:p>Wednesday, 2016-11-16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2H30M00S" calcext:value-type="time">
            <text:p>02:3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17" calcext:value-type="date">
            <text:p>Thursday, 2016-11-17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18" calcext:value-type="date">
            <text:p>Friday, 2016-11-18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19" calcext:value-type="date">
            <text:p>Saturday, 2016-11-19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20" calcext:value-type="date">
            <text:p>Sunday, 2016-11-20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21" calcext:value-type="date">
            <text:p>Monday, 2016-11-21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22" calcext:value-type="date">
            <text:p>Tuesday, 2016-11-22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23" calcext:value-type="date">
            <text:p>Wednesday, 2016-11-23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24" calcext:value-type="date">
            <text:p>Thursday, 2016-11-24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25" calcext:value-type="date">
            <text:p>Friday, 2016-11-25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26" calcext:value-type="date">
            <text:p>Saturday, 2016-11-26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27" calcext:value-type="date">
            <text:p>Sunday, 2016-11-27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28" calcext:value-type="date">
            <text:p>Monday, 2016-11-28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29" calcext:value-type="date">
            <text:p>Tuesday, 2016-11-29</text:p>
          </table:table-cell>
          <table:table-cell table:style-name="ce6" office:value-type="time" office:time-value="PT05H00M00S" calcext:value-type="time">
            <text:p>05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1-30" calcext:value-type="date">
            <text:p>Wednesday, 2016-11-3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01" calcext:value-type="date">
            <text:p>Thursday, 2016-12-01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02" calcext:value-type="date">
            <text:p>Friday, 2016-12-02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03" calcext:value-type="date">
            <text:p>Saturday, 2016-12-03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04" calcext:value-type="date">
            <text:p>Sunday, 2016-12-04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05" calcext:value-type="date">
            <text:p>Monday, 2016-12-05</text:p>
          </table:table-cell>
          <table:table-cell table:style-name="ce6"/>
          <table:table-cell table:style-name="ce6" office:value-type="time" office:time-value="PT04H00M00S" calcext:value-type="time">
            <text:p>04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06" calcext:value-type="date">
            <text:p>Tuesday, 2016-12-06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07" calcext:value-type="date">
            <text:p>Wednesday, 2016-12-07</text:p>
          </table:table-cell>
          <table:table-cell table:number-columns-repeated="2" table:style-name="ce6" office:value-type="time" office:time-value="PT02H00M00S" calcext:value-type="time">
            <text:p>02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08" calcext:value-type="date">
            <text:p>Thursday, 2016-12-08</text:p>
          </table:table-cell>
          <table:table-cell table:style-name="ce6"/>
          <table:table-cell table:style-name="ce6" office:value-type="time" office:time-value="PT10H00M00S" calcext:value-type="time">
            <text:p>10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09" calcext:value-type="date">
            <text:p>Friday, 2016-12-09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10" calcext:value-type="date">
            <text:p>Saturday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34H30M00S" calcext:value-type="time">
            <text:p>34:30</text:p>
          </table:table-cell>
          <table:table-cell table:style-name="ce7" table:formula="of:=SUM([.C4:.C120])" office:value-type="time" office:time-value="PT73H55M00S" calcext:value-type="time">
            <text:p>73:55</text:p>
          </table:table-cell>
          <table:table-cell table:style-name="ce7" table:formula="of:=SUM([.D4:.D120])" office:value-type="time" office:time-value="PT13H30M00S" calcext:value-type="time">
            <text:p>13:30</text:p>
          </table:table-cell>
          <table:table-cell/>
          <table:table-cell table:style-name="ce10" table:formula="of:=SUM([.B122:.D122])" office:value-type="time" office:time-value="PT121H55M00S" calcext:value-type="time">
            <text:p>121:55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22:35:55.19274487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25M30S</meta:editing-duration>
    <meta:editing-cycles>21</meta:editing-cycles>
    <meta:generator>LibreOffice/5.2.3.3$Linux_X86_64 LibreOffice_project/20m0$Build-3</meta:generator>
    <meta:initial-creator>Kai Mindermann</meta:initial-creator>
    <dc:date>2016-12-08T22:36:13.289435535</dc:date>
    <meta:document-statistic meta:table-count="1" meta:cell-count="242" meta:object-count="0"/>
  </office:meta>
</office:document-meta>
</file>